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66cm" fo:min-width="0.89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66cm" fo:min-width="1.15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66cm" fo:min-width="1.40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66cm" fo:min-width="2.0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66cm" fo:min-width="1.91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66cm" fo:min-width="3.18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66cm" fo:min-width="3.81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66cm" fo:min-width="3.437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66cm" fo:min-width="7.6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1.397cm" svg:height="1.016cm" svg:x="12.811cm" svg:y="12.938cm">
          <text:p text:style-name="P1">O 2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397cm" svg:height="1.016cm" svg:x="11.414cm" svg:y="12.938cm">
          <text:p text:style-name="P1">N 2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397cm" svg:height="1.016cm" svg:x="17.256cm" svg:y="13.446cm">
          <text:p text:style-name="P1"><text:s/>B 2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397cm" svg:height="1.016cm" svg:x="15.859cm" svg:y="13.446cm">
          <text:p text:style-name="P1">A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397cm" svg:height="1.016cm" svg:x="23.225cm" svg:y="14.716cm">
          <text:p text:style-name="P1">D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397cm" svg:height="1.016cm" svg:x="21.828cm" svg:y="14.716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51cm" svg:height="1.016cm" svg:x="22.336cm" svg:y="13.319cm">
          <text:p text:style-name="P1">CD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2.526cm" svg:y1="14.716cm" svg:x2="23.161cm" svg:y2="14.335cm" draw:start-shape="id1" draw:start-glue-point="0" draw:end-shape="id2" draw:end-glue-point="2" svg:d="M22526 14716l635-381" svg:viewBox="0 0 636 382">
          <text:p/>
        </draw:connector>
        <draw:connector draw:style-name="gr3" draw:text-style-name="P2" draw:layer="layout" draw:type="line" svg:x1="23.923cm" svg:y1="14.716cm" svg:x2="23.161cm" svg:y2="14.335cm" draw:start-shape="id3" draw:start-glue-point="0" draw:end-shape="id2" draw:end-glue-point="2" svg:d="M23923 14716l-762-381" svg:viewBox="0 0 763 382">
          <text:p/>
        </draw:connector>
        <draw:custom-shape draw:style-name="gr1" draw:text-style-name="P2" xml:id="id6" draw:id="id6" draw:layer="layout" svg:width="1.397cm" svg:height="1.016cm" svg:x="19.923cm" svg:y="14.716cm">
          <text:p text:style-name="P1">H 1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397cm" svg:height="1.016cm" svg:x="18.526cm" svg:y="14.716cm">
          <text:p text:style-name="P1">F 1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51cm" svg:height="1.016cm" svg:x="19.288cm" svg:y="13.319cm">
          <text:p text:style-name="P1">FH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0.113cm" svg:y1="14.335cm" svg:x2="19.224cm" svg:y2="14.716cm" draw:start-shape="id4" draw:start-glue-point="2" draw:end-shape="id5" draw:end-glue-point="0" svg:d="M20113 14335l-889 381" svg:viewBox="0 0 890 382">
          <text:p/>
        </draw:connector>
        <draw:connector draw:style-name="gr3" draw:text-style-name="P2" draw:layer="layout" draw:type="line" svg:x1="20.113cm" svg:y1="14.335cm" svg:x2="20.621cm" svg:y2="14.716cm" draw:start-shape="id4" draw:start-glue-point="2" draw:end-shape="id6" draw:end-glue-point="0" svg:d="M20113 14335l508 381" svg:viewBox="0 0 509 382">
          <text:p/>
        </draw:connector>
        <draw:custom-shape draw:style-name="gr1" draw:text-style-name="P2" xml:id="id9" draw:id="id9" draw:layer="layout" svg:width="1.397cm" svg:height="1.016cm" svg:x="8.62cm" svg:y="14.208cm">
          <text:p text:style-name="P1">R 1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397cm" svg:height="1.016cm" svg:x="7.223cm" svg:y="14.208cm">
          <text:p text:style-name="P1">L 1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51cm" svg:height="1.016cm" svg:x="7.985cm" svg:y="12.811cm">
          <text:p text:style-name="P1">LR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81cm" svg:y1="13.827cm" svg:x2="7.921cm" svg:y2="14.208cm" draw:start-shape="id7" draw:start-glue-point="2" draw:end-shape="id8" draw:end-glue-point="0" svg:d="M8810 13827l-889 381" svg:viewBox="0 0 890 382">
          <text:p/>
        </draw:connector>
        <draw:connector draw:style-name="gr3" draw:text-style-name="P2" draw:layer="layout" draw:type="line" svg:x1="8.81cm" svg:y1="13.827cm" svg:x2="9.318cm" svg:y2="14.208cm" draw:start-shape="id7" draw:start-glue-point="2" draw:end-shape="id9" draw:end-glue-point="0" svg:d="M8810 13827l508 381" svg:viewBox="0 0 509 382">
          <text:p/>
        </draw:connector>
        <draw:custom-shape draw:style-name="gr1" draw:text-style-name="P2" xml:id="id10" draw:id="id10" draw:layer="layout" svg:width="1.397cm" svg:height="1.016cm" svg:x="6.461cm" svg:y="12.811cm">
          <text:p text:style-name="P1">S 1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905cm" svg:height="1.016cm" svg:x="6.715cm" svg:y="11.414cm">
          <text:p text:style-name="P1">SLR 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159cm" svg:y1="12.811cm" svg:x2="7.667cm" svg:y2="12.43cm" draw:start-shape="id10" draw:start-glue-point="0" draw:end-shape="id11" draw:end-glue-point="2" svg:d="M7159 12811l508-381" svg:viewBox="0 0 509 382">
          <text:p/>
        </draw:connector>
        <draw:connector draw:style-name="gr3" draw:text-style-name="P2" draw:layer="layout" draw:type="line" svg:x1="8.81cm" svg:y1="12.811cm" svg:x2="7.667cm" svg:y2="12.43cm" draw:start-shape="id7" draw:start-glue-point="0" draw:end-shape="id11" draw:end-glue-point="2" svg:d="M8810 12811l-1143-381" svg:viewBox="0 0 1144 382">
          <text:p/>
        </draw:connector>
        <draw:custom-shape draw:style-name="gr5" draw:text-style-name="P2" xml:id="id12" draw:id="id12" draw:layer="layout" svg:width="2.54cm" svg:height="1.016cm" svg:x="20.304cm" svg:y="11.922cm">
          <text:p text:style-name="P1">FHCD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0.113cm" svg:y1="13.319cm" svg:x2="21.574cm" svg:y2="12.938cm" draw:start-shape="id4" draw:start-glue-point="0" draw:end-shape="id12" draw:end-glue-point="2" svg:d="M20113 13319l1461-381" svg:viewBox="0 0 1462 382">
          <text:p/>
        </draw:connector>
        <draw:connector draw:style-name="gr3" draw:text-style-name="P2" draw:layer="layout" draw:type="line" svg:x1="23.161cm" svg:y1="13.319cm" svg:x2="21.574cm" svg:y2="12.938cm" draw:start-shape="id2" draw:start-glue-point="0" draw:end-shape="id12" draw:end-glue-point="2" svg:d="M23161 13319l-1587-381" svg:viewBox="0 0 1588 382">
          <text:p/>
        </draw:connector>
        <draw:custom-shape draw:style-name="gr2" draw:text-style-name="P2" xml:id="id14" draw:id="id14" draw:layer="layout" svg:width="1.651cm" svg:height="1.016cm" svg:x="16.494cm" svg:y="11.922cm">
          <text:p text:style-name="P1">AB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6.557cm" svg:y1="13.446cm" svg:x2="17.319cm" svg:y2="12.938cm" draw:start-shape="id13" draw:start-glue-point="0" draw:end-shape="id14" draw:end-glue-point="2" svg:d="M16557 13446l762-508" svg:viewBox="0 0 763 509">
          <text:p/>
        </draw:connector>
        <draw:connector draw:style-name="gr3" draw:text-style-name="P2" draw:layer="layout" draw:type="line" svg:x1="17.954cm" svg:y1="13.446cm" svg:x2="17.319cm" svg:y2="12.938cm" draw:start-shape="id15" draw:start-glue-point="0" draw:end-shape="id14" svg:d="M17954 13446l-635-508" svg:viewBox="0 0 636 509">
          <text:p/>
        </draw:connector>
        <draw:custom-shape draw:style-name="gr2" draw:text-style-name="P2" xml:id="id17" draw:id="id17" draw:layer="layout" svg:width="1.651cm" svg:height="1.016cm" svg:x="12.049cm" svg:y="11.541cm">
          <text:p text:style-name="P1">NO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112cm" svg:y1="12.938cm" svg:x2="12.874cm" svg:y2="12.557cm" draw:start-shape="id16" draw:start-glue-point="0" draw:end-shape="id17" draw:end-glue-point="2" svg:d="M12112 12938l762-381" svg:viewBox="0 0 763 382">
          <text:p/>
        </draw:connector>
        <draw:connector draw:style-name="gr3" draw:text-style-name="P2" draw:layer="layout" draw:type="line" svg:x1="13.509cm" svg:y1="12.938cm" svg:x2="12.874cm" svg:y2="12.557cm" draw:start-shape="id18" draw:start-glue-point="0" draw:end-shape="id17" draw:end-glue-point="2" svg:d="M13509 12938l-635-381" svg:viewBox="0 0 636 382">
          <text:p/>
        </draw:connector>
        <draw:custom-shape draw:style-name="gr1" draw:text-style-name="P2" xml:id="id19" draw:id="id19" draw:layer="layout" svg:width="1.397cm" svg:height="1.016cm" svg:x="4.683cm" svg:y="11.414cm">
          <text:p text:style-name="P1">U 2</text:p>
          <draw:enhanced-geometry svg:viewBox="0 0 21600 21600" draw:type="rectangle" draw:enhanced-path="M 0 0 L 21600 0 21600 21600 0 21600 0 0 Z N"/>
        </draw:custom-shape>
        <draw:custom-shape draw:style-name="gr6" draw:text-style-name="P2" xml:id="id20" draw:id="id20" draw:layer="layout" svg:width="2.413cm" svg:height="1.016cm" svg:x="5.191cm" svg:y="10.144cm">
          <text:p text:style-name="P1">USLR 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5.381cm" svg:y1="11.414cm" svg:x2="6.397cm" svg:y2="11.16cm" draw:start-shape="id19" draw:start-glue-point="0" draw:end-shape="id20" draw:end-glue-point="2" svg:d="M5381 11414l1016-254" svg:viewBox="0 0 1017 255">
          <text:p/>
        </draw:connector>
        <draw:connector draw:style-name="gr3" draw:text-style-name="P2" draw:layer="layout" draw:type="line" svg:x1="7.667cm" svg:y1="11.414cm" svg:x2="6.397cm" svg:y2="11.16cm" draw:start-shape="id11" draw:start-glue-point="0" draw:end-shape="id20" draw:end-glue-point="2" svg:d="M7667 11414l-1270-254" svg:viewBox="0 0 1271 255">
          <text:p/>
        </draw:connector>
        <draw:custom-shape draw:style-name="gr1" draw:text-style-name="P2" xml:id="id21" draw:id="id21" draw:layer="layout" svg:width="1.397cm" svg:height="1.016cm" svg:x="10.017cm" svg:y="11.541cm">
          <text:p text:style-name="P1">T 3</text:p>
          <draw:enhanced-geometry svg:viewBox="0 0 21600 21600" draw:type="rectangle" draw:enhanced-path="M 0 0 L 21600 0 21600 21600 0 21600 0 0 Z N"/>
        </draw:custom-shape>
        <draw:custom-shape draw:style-name="gr6" draw:text-style-name="P2" xml:id="id22" draw:id="id22" draw:layer="layout" svg:width="2.413cm" svg:height="1.016cm" svg:x="10.525cm" svg:y="10.144cm">
          <text:p text:style-name="P1">TNO 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0.715cm" svg:y1="11.541cm" svg:x2="11.731cm" svg:y2="11.16cm" draw:start-shape="id21" draw:start-glue-point="0" draw:end-shape="id22" draw:end-glue-point="2" svg:d="M10715 11541l1016-381" svg:viewBox="0 0 1017 382">
          <text:p/>
        </draw:connector>
        <draw:connector draw:style-name="gr3" draw:text-style-name="P2" draw:layer="layout" draw:type="line" svg:x1="12.874cm" svg:y1="11.541cm" svg:x2="11.731cm" svg:y2="11.16cm" draw:start-shape="id17" draw:start-glue-point="0" draw:end-shape="id22" draw:end-glue-point="2" svg:d="M12874 11541l-1143-381" svg:viewBox="0 0 1144 382">
          <text:p/>
        </draw:connector>
        <draw:custom-shape draw:style-name="gr7" draw:text-style-name="P2" xml:id="id23" draw:id="id23" draw:layer="layout" svg:width="3.683cm" svg:height="1.016cm" svg:x="17.383cm" svg:y="10.398cm">
          <text:p text:style-name="P1">ABFHCD 8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7.319cm" svg:y1="11.922cm" svg:x2="19.224cm" svg:y2="11.414cm" draw:start-shape="id14" draw:start-glue-point="0" draw:end-shape="id23" draw:end-glue-point="2" svg:d="M17319 11922l1905-508" svg:viewBox="0 0 1906 509">
          <text:p/>
        </draw:connector>
        <draw:connector draw:style-name="gr3" draw:text-style-name="P2" draw:layer="layout" draw:type="line" svg:x1="21.574cm" svg:y1="11.922cm" svg:x2="19.224cm" svg:y2="11.414cm" draw:start-shape="id12" draw:start-glue-point="0" draw:end-shape="id23" draw:end-glue-point="2" svg:d="M21574 11922l-2350-508" svg:viewBox="0 0 2351 509">
          <text:p/>
        </draw:connector>
        <draw:custom-shape draw:style-name="gr8" draw:text-style-name="P2" xml:id="id24" draw:id="id24" draw:layer="layout" svg:width="4.318cm" svg:height="1.016cm" svg:x="7.985cm" svg:y="8.747cm">
          <text:p text:style-name="P1">USLRTNO 1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6.397cm" svg:y1="10.144cm" svg:x2="10.144cm" svg:y2="9.763cm" draw:start-shape="id20" draw:start-glue-point="0" draw:end-shape="id24" draw:end-glue-point="2" svg:d="M6397 10144l3747-381" svg:viewBox="0 0 3748 382">
          <text:p/>
        </draw:connector>
        <draw:connector draw:style-name="gr3" draw:text-style-name="P2" draw:layer="layout" draw:type="line" svg:x1="11.731cm" svg:y1="10.144cm" svg:x2="10.144cm" svg:y2="9.763cm" draw:start-shape="id22" draw:start-glue-point="0" draw:end-shape="id24" draw:end-glue-point="2" svg:d="M11731 10144l-1587-381" svg:viewBox="0 0 1588 382">
          <text:p/>
        </draw:connector>
        <draw:custom-shape draw:style-name="gr1" draw:text-style-name="P2" xml:id="id25" draw:id="id25" draw:layer="layout" svg:width="1.397cm" svg:height="1.016cm" svg:x="14.97cm" svg:y="10.398cm">
          <text:p text:style-name="P1">I 7</text:p>
          <draw:enhanced-geometry svg:viewBox="0 0 21600 21600" draw:type="rectangle" draw:enhanced-path="M 0 0 L 21600 0 21600 21600 0 21600 0 0 Z N"/>
        </draw:custom-shape>
        <draw:custom-shape draw:style-name="gr9" draw:text-style-name="P2" xml:id="id26" draw:id="id26" draw:layer="layout" svg:width="3.937cm" svg:height="1.016cm" svg:x="14.843cm" svg:y="8.747cm">
          <text:p text:style-name="P1">IABFHCD 15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668cm" svg:y1="10.398cm" svg:x2="16.811cm" svg:y2="9.763cm" draw:start-shape="id25" draw:start-glue-point="0" draw:end-shape="id26" draw:end-glue-point="2" svg:d="M15668 10398l1143-635" svg:viewBox="0 0 1144 636">
          <text:p/>
        </draw:connector>
        <draw:connector draw:style-name="gr3" draw:text-style-name="P2" draw:layer="layout" draw:type="line" svg:x1="19.224cm" svg:y1="10.398cm" svg:x2="16.811cm" svg:y2="9.763cm" draw:start-shape="id23" draw:start-glue-point="0" draw:end-shape="id26" draw:end-glue-point="2" svg:d="M19224 10398l-2413-635" svg:viewBox="0 0 2414 636">
          <text:p/>
        </draw:connector>
        <draw:custom-shape draw:style-name="gr10" draw:text-style-name="P2" xml:id="id27" draw:id="id27" draw:layer="layout" svg:width="8.128cm" svg:height="1.016cm" svg:x="9.509cm" svg:y="6.842cm">
          <text:p text:style-name="P1">USLRTNOIABFHCD 15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144cm" svg:y1="8.747cm" svg:x2="13.573cm" svg:y2="7.858cm" draw:start-shape="id24" draw:start-glue-point="0" draw:end-shape="id27" draw:end-glue-point="2" svg:d="M10144 8747l3429-889" svg:viewBox="0 0 3430 890">
          <text:p/>
        </draw:connector>
        <draw:connector draw:style-name="gr3" draw:text-style-name="P2" draw:layer="layout" draw:type="line" svg:x1="16.811cm" svg:y1="8.747cm" svg:x2="13.573cm" svg:y2="7.858cm" draw:start-shape="id26" draw:start-glue-point="0" draw:end-shape="id27" draw:end-glue-point="2" svg:d="M16811 8747l-3238-889" svg:viewBox="0 0 3239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6:50:01.949495218</meta:creation-date>
    <dc:date>2019-04-18T18:09:55.743118477</dc:date>
    <meta:editing-duration>PT25M50S</meta:editing-duration>
    <meta:editing-cycles>5</meta:editing-cycles>
    <meta:generator>LibreOffice/6.0.7.3$Linux_X86_64 LibreOffice_project/00m0$Build-3</meta:generator>
    <meta:document-statistic meta:object-count="53"/>
  </office:meta>
</office:document-meta>
</file>